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arc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pophrys canevai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pophrys basiliscus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pophrys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bastes marin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riglopsi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ymna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pol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guttat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Zosterisessor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or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uliau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ei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et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a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lhouett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o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ld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ldentosteus co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m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omatoschist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phy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obiuscul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9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9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9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9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9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9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9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9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9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9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9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9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13T09:17:29.867385251</dc:date>
    <meta:editing-duration>P1DT10H30M36S</meta:editing-duration>
    <meta:editing-cycles>143</meta:editing-cycles>
    <meta:generator>LibreOffice/7.3.7.2$Linux_X86_64 LibreOffice_project/30$Build-2</meta:generator>
    <meta:document-statistic meta:table-count="1" meta:cell-count="4702" meta:object-count="0"/>
  </office:meta>
</office:document-meta>
</file>